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Width (m)</text:p>
          </table:table-cell>
          <table:table-cell office:value-type="string" calcext:value-type="string">
            <text:p>Length (m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nimal siz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Sensor</text:p>
          </table:table-cell>
          <table:table-cell office:value-type="string" calcext:value-type="string">
            <text:p>Width (px)</text:p>
          </table:table-cell>
          <table:table-cell office:value-type="string" calcext:value-type="string">
            <text:p>length (px)</text:p>
          </table:table-cell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ens</text:p>
          </table:table-cell>
          <table:table-cell office:value-type="string" calcext:value-type="string">
            <text:p>Width (deg)</text:p>
          </table:table-cell>
          <table:table-cell office:value-type="string" calcext:value-type="string">
            <text:p>Length (deg)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formula="of:=RADIANS([.K6])" office:value-type="float" office:value="0.994837673636768" calcext:value-type="float">
            <text:p>0.9948376736</text:p>
          </table:table-cell>
          <table:table-cell table:formula="of:=RADIANS([.L6])" office:value-type="float" office:value="0.767944870877505" calcext:value-type="float">
            <text:p>0.767944870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FOV</text:p>
          </table:table-cell>
          <table:table-cell office:value-type="string" calcext:value-type="string">
            <text:p>Width (m)</text:p>
          </table:table-cell>
          <table:table-cell office:value-type="string" calcext:value-type="string">
            <text:p>Length (m)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2*[.$C$7]*TAN([.K7]/2)" office:value-type="float" office:value="10.8591139927687" calcext:value-type="float">
            <text:p>10.8591139928</text:p>
          </table:table-cell>
          <table:table-cell table:formula="of:=2*[.$C$7]*TAN([.L7]/2)" office:value-type="float" office:value="8.08052451670314" calcext:value-type="float">
            <text:p>8.0805245167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formula="of:=[.F11]/[.K4]" office:value-type="float" office:value="0.0678694624548046" calcext:value-type="float">
            <text:p>0.0678694625</text:p>
          </table:table-cell>
          <table:table-cell table:formula="of:=[.G11]/[.L4]" office:value-type="float" office:value="0.0673377043058595" calcext:value-type="float">
            <text:p>0.067337704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(m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arget resolution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afe factor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quired resolution</text:p>
          </table:table-cell>
          <table:table-cell/>
          <table:table-cell table:formula="of:=[.F18]*[.F19]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OV required</text:p>
          </table:table-cell>
          <table:table-cell/>
          <table:table-cell table:formula="of:=[.F20]*[.L4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equired Flight Height</text:p>
          </table:table-cell>
          <table:table-cell/>
          <table:table-cell table:formula="of:=[.F22]/(2*TAN([.L7]/2))" office:value-type="float" office:value="14.8505211204978" calcext:value-type="float">
            <text:p>14.85052112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1:23:37.517576308</meta:creation-date>
    <dc:date>2018-09-10T16:06:59.759385530</dc:date>
    <meta:editing-duration>PT3H11M51S</meta:editing-duration>
    <meta:editing-cycles>1</meta:editing-cycles>
    <meta:document-statistic meta:table-count="1" meta:cell-count="37" meta:object-count="0"/>
    <meta:generator>LibreOffice/5.1.6.2$Linux_X86_64 LibreOffice_project/10m0$Build-2</meta:generator>
  </office:meta>
</office:document-meta>
</file>